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ise and Shine Sport, 1 pitch, 90'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Boulder Canyon : Bitty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tty Buttress Trad, 3 pitches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Boulder Canyon : Bitty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mal Magnetism Sport, 1 pitch, 110'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CO : Boulder Canyon : Animal Wor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mal Instinct Sport, 1 pitch, 70' <text:s text:c="2"/></text:p>
          </table:table-cell>
          <table:table-cell office:value-type="string" calcext:value-type="string">
            <text:p>5.12c <text:s/></text:p>
          </table:table-cell>
          <table:table-cell office:value-type="string" calcext:value-type="string">
            <text:p>CO : Boulder Canyon : Animal Wor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ire of the Fenceless Sport, 1 pitch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Boulder Canyon : Easter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l-Tale Heart Sport, 1 pitch <text:s text:c="2"/></text:p>
          </table:table-cell>
          <table:table-cell office:value-type="string" calcext:value-type="string">
            <text:p>5.12b <text:s/></text:p>
          </table:table-cell>
          <table:table-cell office:value-type="string" calcext:value-type="string">
            <text:p>CO : Boulder Canyon : Easter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anor Sport, 1 pitch <text:s text:c="2"/></text:p>
          </table:table-cell>
          <table:table-cell office:value-type="string" calcext:value-type="string">
            <text:p>5.11d <text:s/></text:p>
          </table:table-cell>
          <table:table-cell office:value-type="string" calcext:value-type="string">
            <text:p>CO : Boulder Canyon : Easter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t Flyer Sport, 1 pitch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Boulder Canyon : ... : Upper Security R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 B Sport, 1 pitch <text:s text:c="2"/></text:p>
          </table:table-cell>
          <table:table-cell office:value-type="string" calcext:value-type="string">
            <text:p>5.12b <text:s/></text:p>
          </table:table-cell>
          <table:table-cell office:value-type="string" calcext:value-type="string">
            <text:p>CO : Boulder Canyon : ... : Upper Security R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 Letzte Zug Sport, 1 pitch, 70' <text:s text:c="2"/></text:p>
          </table:table-cell>
          <table:table-cell office:value-type="string" calcext:value-type="string">
            <text:p>5.12c <text:s/></text:p>
          </table:table-cell>
          <table:table-cell office:value-type="string" calcext:value-type="string">
            <text:p>CO : Boulder Canyon : Coney Is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y Ride Sport, 1 pitch <text:s text:c="2"/></text:p>
          </table:table-cell>
          <table:table-cell office:value-type="string" calcext:value-type="string">
            <text:p>5.12b <text:s/></text:p>
          </table:table-cell>
          <table:table-cell office:value-type="string" calcext:value-type="string">
            <text:p>CO : Boulder Canyon : Coney Is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panese Direct Sport, 1 pitch, 80' <text:s text:c="2"/>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CO : Boulder Canyon : ... : Taro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ch Monkey Sport, 1 pitch, 50' <text:s text:c="2"/></text:p>
          </table:table-cell>
          <table:table-cell office:value-type="string" calcext:value-type="string">
            <text:p>5.12a/b <text:s/></text:p>
          </table:table-cell>
          <table:table-cell office:value-type="string" calcext:value-type="string">
            <text:p>CO : Boulder Canyon : The Wall of Voodo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lt Cola Sport, 1 pitch <text:s text:c="2"/></text:p>
          </table:table-cell>
          <table:table-cell office:value-type="float" office:value="-5.12" calcext:value-type="float">
            <text:p>-5.12</text:p>
          </table:table-cell>
          <table:table-cell office:value-type="string" calcext:value-type="string">
            <text:p>CO : Boulder Canyon : ... : Right Gul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es of Power Sport, 2 pitches, 150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Boulder : ... : Dream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l on Ice Sport, 1 pitch, 10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Boulder : ... : Dream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umn Sport, 3 pitches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nation Sport, 3 pitches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rth Voyage Sport, 4 pitches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Traveler Trad, TR, 1 pitch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back Sport, 1 pitch, 75' <text:s text:c="2"/></text:p>
          </table:table-cell>
          <table:table-cell office:value-type="string" calcext:value-type="string">
            <text:p>5.10c/d <text:s/></text:p>
          </table:table-cell>
          <table:table-cell office:value-type="string" calcext:value-type="string">
            <text:p>CO : Boulder : ... : Vanishing Po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on Trad, 1 pitch, 75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Boulder : ... : Vanishing Po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night Express Sport, 1 pitch, 90'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Boulder : ... : Midnight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la Sport, 1 pitch, 75'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Boulder : ... : Midnight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by's Wall Sport, 1 pitch, 7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Boulder Canyon : ... : Krishna &amp; Serenity Sp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m's Arete Sport, 1 pitch, 70' <text:s text:c="2"/></text:p>
          </table:table-cell>
          <table:table-cell office:value-type="string" calcext:value-type="string">
            <text:p>5.10c/d <text:s/></text:p>
          </table:table-cell>
          <table:table-cell office:value-type="string" calcext:value-type="string">
            <text:p>CO : Boulder Canyon : ... : Krishna &amp; Serenity Sp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 Pool Sport, 1 pitch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CO : Boulder Canyon : ... : Krishna &amp; Serenity Sp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 Pool Variation Sport, 1 pitch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CO : Boulder Canyon : ... : Krishna &amp; Serenity Sp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cientist Trad, Sport, 1 pitch, 80' <text:s text:c="2"/></text:p>
          </table:table-cell>
          <table:table-cell office:value-type="string" calcext:value-type="string">
            <text:p>5.11a/b <text:s/></text:p>
          </table:table-cell>
          <table:table-cell office:value-type="string" calcext:value-type="string">
            <text:p>CO : Boulder Canyon : ... : Midd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ulder Quartz System Sport, 1 pitch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Boulder Canyon : ... : Right S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rogation Sport, 1 pitch, 80' <text:s text:c="2"/></text:p>
          </table:table-cell>
          <table:table-cell office:value-type="string" calcext:value-type="string">
            <text:p>5.12c/d <text:s/></text:p>
          </table:table-cell>
          <table:table-cell office:value-type="string" calcext:value-type="string">
            <text:p>CO : Boulder Canyon : ... : Berlin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g Sky Corner Sport, 1 pitch, 90' <text:s text:c="2"/></text:p>
          </table:table-cell>
          <table:table-cell office:value-type="string" calcext:value-type="string">
            <text:p>5.12c/d <text:s/></text:p>
          </table:table-cell>
          <table:table-cell office:value-type="string" calcext:value-type="string">
            <text:p>CO : Boulder Canyon : ... : Pin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nd Dog Sport, 1 pitch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Boulder Canyon : ... : Bell Buttress - Main Cr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ilience Sport, 1 pitch, 110' <text:s text:c="2"/></text:p>
          </table:table-cell>
          <table:table-cell office:value-type="string" calcext:value-type="string">
            <text:p>5.11b/c <text:s/></text:p>
          </table:table-cell>
          <table:table-cell office:value-type="string" calcext:value-type="string">
            <text:p>CO : Boulder Canyon : Black Widow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icket Sport, 1 pitch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Boulder Canyon : ... : Upper East 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 Summer Sport, 1 pitch, 90'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CO : Boulder Canyon : Lower Boulder Fa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Reward aka Convicted Felon Sport, 1 pitch, 60' <text:s text:c="2"/></text:p>
          </table:table-cell>
          <table:table-cell office:value-type="string" calcext:value-type="string">
            <text:p>5.12b <text:s/></text:p>
          </table:table-cell>
          <table:table-cell office:value-type="string" calcext:value-type="string">
            <text:p>CO : Golden : ... : The Monkey Hou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rchy Rules Sport, 1 pitch, 40' <text:s text:c="2"/></text:p>
          </table:table-cell>
          <table:table-cell office:value-type="string" calcext:value-type="string">
            <text:p>5.12b <text:s/></text:p>
          </table:table-cell>
          <table:table-cell office:value-type="string" calcext:value-type="string">
            <text:p>CO : Golden : ... : Anarchy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 Trip Sport, 1 pitch, 40'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Golden : ... : Anarchy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ile Sport <text:s text:c="2"/></text:p>
          </table:table-cell>
          <table:table-cell office:value-type="string" calcext:value-type="string">
            <text:p>5.12a/b <text:s/></text:p>
          </table:table-cell>
          <table:table-cell office:value-type="string" calcext:value-type="string">
            <text:p>CO : Flatirons : ... : East R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dertow Sport, 1 pitch, 80' <text:s text:c="2"/></text:p>
          </table:table-cell>
          <table:table-cell office:value-type="string" calcext:value-type="string">
            <text:p>5.12b <text:s/></text:p>
          </table:table-cell>
          <table:table-cell office:value-type="string" calcext:value-type="string">
            <text:p>CO : Flatirons : ... : The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 Another Boy's Climb Trad, Sport, 2 pitches, 100' <text:s text:c="2"/></text:p>
          </table:table-cell>
          <table:table-cell office:value-type="string" calcext:value-type="string">
            <text:p>5.11d <text:s/></text:p>
          </table:table-cell>
          <table:table-cell office:value-type="string" calcext:value-type="string">
            <text:p>CO : Flatirons : ... : The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ipline Sport, 1 pitch, 50' <text:s text:c="2"/></text:p>
          </table:table-cell>
          <table:table-cell office:value-type="string" calcext:value-type="string">
            <text:p>5.12b <text:s/></text:p>
          </table:table-cell>
          <table:table-cell office:value-type="string" calcext:value-type="string">
            <text:p>CO : Flatirons : ... : The 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Gill Crack Trad, TR, 1 pitch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Boulder Canyon : Castle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 Marks The Start Sport, 1 pitch, 50' <text:s text:c="2"/></text:p>
          </table:table-cell>
          <table:table-cell office:value-type="string" calcext:value-type="string">
            <text:p>5.10b/c <text:s/></text:p>
          </table:table-cell>
          <table:table-cell office:value-type="string" calcext:value-type="string">
            <text:p>CO : Boulder : ... : Universal Cr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Arete Sport, 1 pitch, 60'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 Zone Sport, 1 pitch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ngle Blues From Jupiter Trad, 1 pitch, 9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ge Against The Machine Trad, Sport, 1 pitch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ng Dong with Zentropa Finish Trad, Sport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Your Dreams Sport, 1 pitch, 8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Boulder : ... : Oceanic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hedral Trad, 2 pitches <text:s text:c="2"/></text:p>
          </table:table-cell>
          <table:table-cell office:value-type="string" calcext:value-type="string">
            <text:p>5.8+ PG13 </text:p>
          </table:table-cell>
          <table:table-cell office:value-type="string" calcext:value-type="string">
            <text:p>CO : Boulder Canyon : ... : The Bihedral (Upper Ti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 Tack Trad, 1 pitch, 60' <text:s text:c="2"/></text:p>
          </table:table-cell>
          <table:table-cell office:value-type="string" calcext:value-type="string">
            <text:p>5.11d <text:s/></text:p>
          </table:table-cell>
          <table:table-cell office:value-type="string" calcext:value-type="string">
            <text:p>CO : Boulder Canyon : ... : The Bihedral (Upper Ti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en Eagle Sport, 1 pitch, 80' <text:s text:c="2"/></text:p>
          </table:table-cell>
          <table:table-cell office:value-type="string" calcext:value-type="string">
            <text:p>5.11d <text:s/></text:p>
          </table:table-cell>
          <table:table-cell office:value-type="string" calcext:value-type="string">
            <text:p>CO : Boulder Canyon : Eagle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or Trad, 3 pitches, 220' <text:s text:c="2"/>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 : Boulder Canyon : Cob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entia Trad, TR, 1 pitch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Boulder Canyon : Happy Hour Cr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 Side Trad, 4 pitches, 50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Boulder Canyon : ... : Wall of Winter Warm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 Wing Trad, TR, 1 pitch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Boulder Canyon : ... : Third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 Trad, 1 pitch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CO : Boulder Canyon : ... : Third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bit Trad, 5 pitches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Eldorado Canyon SP : Shirt Tail P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Green Spur Trad, 2 pitches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Eldorado Canyon SP : ... : Redgarden - Lumpe to the to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per Trad, 6 pitches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Eldorado Canyon SP : ... : Redgarden - Tower 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'N' Go Trad, 1 pitch, 130'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Eldorado Canyon SP : ... : Redgarden - Tower Tw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Yellow Spur Trad, 6 pitches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Eldorado Canyon SP : ... : Redgarden - Tower 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 Verne Trad, 5 pitches, Grade III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Eldorado Canyon SP : ... : Redgarden - Roof Rou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ness 'til Dawn Trad, 1 pitch, 140' <text:s text:c="2"/>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CO : Eldorado Canyon SP : ... : Redgarden - Lumpe to the to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Naked Edge Trad, 6 pitches, 460' <text:s text:c="2"/></text:p>
          </table:table-cell>
          <table:table-cell office:value-type="string" calcext:value-type="string">
            <text:p>5.11a/b <text:s/></text:p>
          </table:table-cell>
          <table:table-cell office:value-type="string" calcext:value-type="string">
            <text:p>CO : Eldorado Canyon SP : ... : Redgarden - Tower Tw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tigo Trad, 4 pitches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Eldorado Canyon SP : ... : Redgarden - Tower 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iant Trad, 1 pitch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Eldorado Canyon SP : Cadillac Cr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llels Trad, 1 pitch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Eldorado Canyon SP : ... : West Ridge - part D - Xanad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 Velocity Trad, 1 pitch, 80' <text:s text:c="2"/></text:p>
          </table:table-cell>
          <table:table-cell office:value-type="string" calcext:value-type="string">
            <text:p>5.11b/c <text:s/></text:p>
          </table:table-cell>
          <table:table-cell office:value-type="string" calcext:value-type="string">
            <text:p>CO : Eldorado Canyon SP : ... : West Ridge - part D - Xanad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etamorphosis Trad, 1 pitch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Eldorado Canyon SP : ... : Wind Tower - S 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 Ridge Trad, 4 pitches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Eldorado Canyon SP : ... : Wind Tower - SW 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ger Trad, 2 pitches <text:s text:c="2"/></text:p>
          </table:table-cell>
          <table:table-cell office:value-type="string" calcext:value-type="string">
            <text:p>5.10b/c <text:s/></text:p>
          </table:table-cell>
          <table:table-cell office:value-type="string" calcext:value-type="string">
            <text:p>CO : Eldorado Canyon SP : ... : Wind Tower - SW 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 Buttress Trad, 3 pitches, Grade 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Eldorado Canyon SP : ... : The Bastille - W 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NF 5.10 variation Trad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Eldorado Canyon SP : ... : The Bastille - N 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cutt Start Trad, TR, 1 pitch, 60'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Eldorado Canyon SP : ... : The Bastille - N 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mb Of The Century Trad, 1 pitch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Eldorado Canyon SP : ... : Rincon - L of Center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er Route Trad, 3 pitches <text:s text:c="2"/></text:p>
          </table:table-cell>
          <table:table-cell office:value-type="string" calcext:value-type="string">
            <text:p>5.11a/b <text:s/></text:p>
          </table:table-cell>
          <table:table-cell office:value-type="string" calcext:value-type="string">
            <text:p>CO : Eldorado Canyon SP : ... : Rincon - Center Route &amp; 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ncon Trad, 4 pitches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Eldorado Canyon SP : ... : Rincon - Center Route &amp; 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cenic Cruise Trad, 13 pitches, Grade V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Gunnison : ... : North Chasm View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east Face Trad, Alpine, 12 pitches, 1200', Grade IV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WY : Wind River Range : ... : Ping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version Trad, 3 pitches, 35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Boulder : ... : Mickey Mous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llel Journey Trad, 2 pitches, 30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Boulder : ... : Mickey Mous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tain Beyond Trad, 5 pitches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Boulder : ... : Mickey Mous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amweaver Trad, Mixed, Alpine, Grade III <text:s text:c="2"/></text:p>
          </table:table-cell>
          <table:table-cell office:value-type="string" calcext:value-type="string">
            <text:p>M2-3 </text:p>
          </table:table-cell>
          <table:table-cell office:value-type="string" calcext:value-type="string">
            <text:p>CO : CO Ice &amp; Mixed : ... : Long's Peak/Mt. Meeker Cirq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's Tail Couloir Trad, Mixed, Ice, Alpine <text:s text:c="2"/></text:p>
          </table:table-cell>
          <table:table-cell office:value-type="string" calcext:value-type="string">
            <text:p>WI2 M2 </text:p>
          </table:table-cell>
          <table:table-cell office:value-type="string" calcext:value-type="string">
            <text:p>CO : CO Ice &amp; Mixed : ... : Flattop Mountain - S s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ws Falls Trad, Ice, 1 pitch, 160' <text:s text:c="2"/></text:p>
          </table:table-cell>
          <table:table-cell office:value-type="string" calcext:value-type="string">
            <text:p>WI4 </text:p>
          </table:table-cell>
          <table:table-cell office:value-type="string" calcext:value-type="string">
            <text:p>CO : CO Ice &amp; Mixed : ... : Moraine Park/Fern Lake Trai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Ribbon Trad, Ice, 4 pitches <text:s text:c="2"/></text:p>
          </table:table-cell>
          <table:table-cell office:value-type="string" calcext:value-type="string">
            <text:p>WI4 </text:p>
          </table:table-cell>
          <table:table-cell office:value-type="string" calcext:value-type="string">
            <text:p>CO : CO Ice &amp; Mixed : ... : Camp Bird Ro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irway to Heaven Trad, Ice, 7 pitches, 1200', Grade III <text:s text:c="2"/></text:p>
          </table:table-cell>
          <table:table-cell office:value-type="string" calcext:value-type="string">
            <text:p>WI4 </text:p>
          </table:table-cell>
          <table:table-cell office:value-type="string" calcext:value-type="string">
            <text:p>CO : CO Ice &amp; Mixed : ... : Eure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 North Face Trad, Ice, 1500', Grade IV <text:s text:c="2"/></text:p>
          </table:table-cell>
          <table:table-cell office:value-type="string" calcext:value-type="string">
            <text:p>WI4 </text:p>
          </table:table-cell>
          <table:table-cell office:value-type="string" calcext:value-type="string">
            <text:p>CO : CO Ice &amp; Mixed : ... : South Mineral Cr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lf's Tooth Trad, 3 pitches, Grade II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Lumpy Ridge : Twin 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her Fight Than Switch Trad, 1 pitch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Lumpy Ridge : Twin 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r's Tooth Trad, 2 pitches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Twin 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an's Gonads (Conad's) Trad, 1 pitch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Twin 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ger Crack Trad, TR, 1 pitch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Lumpy Ridge : Little Twin 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ingwood Ledges Trad, Alpine, Grade III <text:s text:c="2"/>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 : Alpine Rock : The Crest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t Carson / The Prow Trad, Alpine, Grade III <text:s text:c="2"/></text:p>
          </table:table-cell>
          <table:table-cell office:value-type="string" calcext:value-type="string">
            <text:p>5.8 R </text:p>
          </table:table-cell>
          <table:table-cell office:value-type="string" calcext:value-type="string">
            <text:p>CO : Alpine Rock : The Crest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ke's Sickle Trad, Alpine, 7 pitches, 900'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Alpine Rock : ... : Spear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Flying Buttress Trad, Alpine, 6 pitches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Alpine Rock : ... : Mt. Meek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 Face Trad, Alpine, 8 pitches, Grade III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Alpine Rock : ... : Petit Grep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west Corner Trad, Alpine, 9 pitches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Alpine Rock : ... : Petit Grep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thwest Corner Trad, Alpine, 8 pitches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Alpine Rock : ... : The Sa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s of Heaven Trad, 3 pitches, 200', Grade II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Alpine Rock : ... : Rock Of 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ossus Crack Trad, Grade II <text:s text:c="2"/></text:p>
          </table:table-cell>
          <table:table-cell office:value-type="string" calcext:value-type="string">
            <text:p>5.8 R </text:p>
          </table:table-cell>
          <table:table-cell office:value-type="string" calcext:value-type="string">
            <text:p>CO : Alpine Rock : ... : The Lost Wor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7 Trad, Alpine, 6 pitches, Grade IV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Alpine Rock : ... : The Diamo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te Whale Trad, 4 pitches, 600', Grade II <text:s text:c="2"/>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 : Lumpy Ridge : Left Boo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t Licks Trad, 4 pitches, 50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The Book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nge Julius Trad, 6 pitches, 450' <text:s text:c="2"/></text:p>
          </table:table-cell>
          <table:table-cell office:value-type="string" calcext:value-type="string">
            <text:p>5.10a R </text:p>
          </table:table-cell>
          <table:table-cell office:value-type="string" calcext:value-type="string">
            <text:p>CO : Lumpy Ridge : The Book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iot Wind Trad, 7 pitches, 105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Lumpy Ridge : Sundanc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nkorner Trad, 7 pitches, Grade III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Lumpy Ridge : Sundanc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detrack Trad, 6 pitches, 900'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Sundanc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teman Trad, 2 pitches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CO : Lumpy Ridge : Sundanc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wixt'em Trad, 5 pitches, 550'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Sundanc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n of Command Trad, Sport, 1 pitch, 11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Lumpy Ridge : Sundanc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liner Trad, 5 pitches, 700'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Sundanc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m Pickens Trad, 6 pitches, 70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Lumpy Ridge : Sundanc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ty Trad, 1 pitch, 10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UT : Moab Area : ... : Ca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st Ridge Trad, Alpine, 10 pitches, 1000', Grade IV <text:s text:c="2"/>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WY : Wind River Range : ... : Wolfs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or Dihedral Trad, Alpine, 10 pitches, 1000'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WY : Wind River Range : ... : Haystack Mount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or Day Trad, Alpine, 10 pitches, 1000', Grade IV <text:s text:c="2"/></text:p>
          </table:table-cell>
          <table:table-cell office:value-type="string" calcext:value-type="string">
            <text:p>5.10d PG13 </text:p>
          </table:table-cell>
          <table:table-cell office:value-type="string" calcext:value-type="string">
            <text:p>WY : Wind River Range : ... : Haystack Mount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m Ridge Trad, Alpine, 10 pitches, 2000', Grade III <text:s text:c="2"/></text:p>
          </table:table-cell>
          <table:table-cell office:value-type="string" calcext:value-type="string">
            <text:p>5.4 R </text:p>
          </table:table-cell>
          <table:table-cell office:value-type="string" calcext:value-type="string">
            <text:p>CO : Alpine Rock : ... : Vestal P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lime Buttress Trad, Alpine, 7 pitches, 1000', Grade IV <text:s text:c="2"/></text:p>
          </table:table-cell>
          <table:table-cell office:value-type="string" calcext:value-type="string">
            <text:p>5.11 R </text:p>
          </table:table-cell>
          <table:table-cell office:value-type="string" calcext:value-type="string">
            <text:p>CO : Alpine Rock : ... : Cathedral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Face Trad, Alpine, 11 pitches, Grade III <text:s text:c="2"/>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 : Alpine Rock : ... : Lone Eagle P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ad Warrior Trad, Alpine, 5 pitches, 400', Grade III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Alpine Rock : ... : The Black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arb Trad, Alpine, 9 pitches, Grade III <text:s text:c="2"/>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CO : Alpine Rock : ... : Spear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ck a Beer Trad, 1 pitch, 105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Golden : ... : Bumbling St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ger Lickin' Good Trad, 2 pitches, 8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Lumpy Ridge : Crescen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scent Arch Trad, 1 pitch, 15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Lumpy Ridge : Crescen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ure Drop Trad, 1 pitch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Lumpy Ridge : Crescen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wntime is Over Trad, 2 pitches, Grade 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Batman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lin Alley Trad, 1 pitch, 18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Lumpy Ridge : Batman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d Boy Direct Trad, 1 pitch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Lumpy Ridge : ... : Isis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ing Dead Trad, 1 pitch, 70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Lumpy Ridge : ... : Isis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ses Trad, 1 pitch, 13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Lumpy Ridge : ... : Isis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-Crack Trad, 4 pitches, Grade 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... : J-Crack Slab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r Buttress Trad, 5 pitches, Grade II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Lumpy Ridge : ... : J-Crack Slab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cist Drill in the West Trad, Sport, 1 pitch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Lumpy Ridge : ... : J-Crack Slab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tch Marks Trad, 1 pitch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Lumpy Ridge : ... : J-Crack Slab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 Plains Drifter Trad, Sport, 5 pitches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CO : Lumpy Ridge : ... : The Page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t City Crack Trad, 3 pitches, Grade II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Lumpy Ridge : ... : The Page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ner Pump Station Trad, 3 pitches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CO : Lumpy Ridge : ... : The Page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Final Chapter Trad, Grade II <text:s text:c="2"/></text:p>
          </table:table-cell>
          <table:table-cell office:value-type="string" calcext:value-type="string">
            <text:p>5.11a/b <text:s/></text:p>
          </table:table-cell>
          <table:table-cell office:value-type="string" calcext:value-type="string">
            <text:p>CO : Lumpy Ridge : ... : The Page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ling at the Wind Trad, 3 pitches, Grade II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Lumpy Ridge : ... : The Page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lander Trad, 2 pitches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Lumpy Ridge : ... : The Page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flip Trad, 4 pitches, Grade II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Lumpy Ridge : The Book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ween The Sheets Trad, 2 pitches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Lumpy Ridge : The Book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man's Complex Trad, 1 pitch, 110' <text:s text:c="2"/></text:p>
          </table:table-cell>
          <table:table-cell office:value-type="string" calcext:value-type="string">
            <text:p>5.11d <text:s/></text:p>
          </table:table-cell>
          <table:table-cell office:value-type="string" calcext:value-type="string">
            <text:p>CO : Lumpy Ridge : The Book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ntasy Ridge Trad, 4 pitches, Grade II <text:s text:c="2"/></text:p>
          </table:table-cell>
          <table:table-cell office:value-type="string" calcext:value-type="string">
            <text:p>5.9 PG13 </text:p>
          </table:table-cell>
          <table:table-cell office:value-type="string" calcext:value-type="string">
            <text:p>CO : Lumpy Ridge : The Book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ide Straight Trad, 1 pitch, 11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The Book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y and Tribulation Trad, 3 pitches, Grade II <text:s text:c="2"/></text:p>
          </table:table-cell>
          <table:table-cell office:value-type="string" calcext:value-type="string">
            <text:p>5.9 R </text:p>
          </table:table-cell>
          <table:table-cell office:value-type="string" calcext:value-type="string">
            <text:p>CO : Lumpy Ridge : The Book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ingon (with direct start) Trad, 3 pitches, Grade II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Lumpy Ridge : The Book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rt Of Norway Trad, 2 pitches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Lumpy Ridge : The Citad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ming the Castle Trad, 1 pitch, 90' <text:s text:c="2"/></text:p>
          </table:table-cell>
          <table:table-cell office:value-type="string" calcext:value-type="string">
            <text:p>5.11d <text:s/></text:p>
          </table:table-cell>
          <table:table-cell office:value-type="string" calcext:value-type="string">
            <text:p>CO : Lumpy Ridge : The Citad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ey Don't Surf Trad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South Platte : ... : Acid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ders in the Sky Sport, 4 pitches <text:s text:c="2"/></text:p>
          </table:table-cell>
          <table:table-cell office:value-type="string" calcext:value-type="string">
            <text:p>5.10c/d R </text:p>
          </table:table-cell>
          <table:table-cell office:value-type="string" calcext:value-type="string">
            <text:p>CO : South Platte : ... : Land that Time Forg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arian Trad, 4 pitches, 50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South Platte : ... : Land that Time Forg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 Years After Trad, 2 pitches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Sheep's N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ographical Oceans Trad, 4 pitches, 250'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CO : South Platte : ... : The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hop Jaggers Trad, 4 pitches, 25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The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path Trad, 3 pitches, 38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South Platte : ... : Wigwam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blin' Rose Trad, 6 pitches, 550', Grade II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South Platte : ... : Wigwam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 Wow Canal Trad, Sport, 4 pitches <text:s text:c="2"/></text:p>
          </table:table-cell>
          <table:table-cell office:value-type="string" calcext:value-type="string">
            <text:p>5.11- PG13 </text:p>
          </table:table-cell>
          <table:table-cell office:value-type="string" calcext:value-type="string">
            <text:p>CO : South Platte : ... : Wigwam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Supremo Trad, Sport, 5 pitches, 550' <text:s text:c="2"/></text:p>
          </table:table-cell>
          <table:table-cell office:value-type="string" calcext:value-type="string">
            <text:p>5.11b R </text:p>
          </table:table-cell>
          <table:table-cell office:value-type="string" calcext:value-type="string">
            <text:p>CO : South Platte : ... : Wigwam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o Jews Blues Sport, 3 pitches, 400', Grade II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South Platte : ... : Little Scraggy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ftwork Trad, 1 pitch, 140'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CO : South Platte : ... : The Bish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er Route Trad, 3 pitches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Cynical Pinna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unsch's Dihedral Trad, 4 pitches, Grade III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South Platte : ... : Cynical Pinna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issippi Half-Step Trad <text:s text:c="2"/></text:p>
          </table:table-cell>
          <table:table-cell office:value-type="string" calcext:value-type="string">
            <text:p>5.11d <text:s/></text:p>
          </table:table-cell>
          <table:table-cell office:value-type="string" calcext:value-type="string">
            <text:p>CO : South Platte : ... : Po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Divine Ms M. Trad, Sport, 4 pitches <text:s text:c="2"/>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CO : South Platte : ... : Acid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st of the Wave Trad, Sport, 1 pitch, 70'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South Platte : ... : Scoop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op Deville Sport, 1 pitch, 7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South Platte : ... : Scoop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az Sport, 2 pitches, 220'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South Platte : ... : The Headst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ends Trad, 2 pitches, 200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South Platte : ... : Radio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uxsnort Sport, 1 pitch, 110' <text:s text:c="2"/></text:p>
          </table:table-cell>
          <table:table-cell office:value-type="string" calcext:value-type="string">
            <text:p>5.11b/c <text:s/></text:p>
          </table:table-cell>
          <table:table-cell office:value-type="string" calcext:value-type="string">
            <text:p>CO : South Platte : ... : Bucksnort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 Virbrations Trad, Sport, 1 pitch, 120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South Platte : ... : Bucksnort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epee Tower Crack Trad, 2 pitches, 25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Wigwam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ter Lock Next Time Trad, 4 pitches, 450', Grade II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CO : South Platte : ... : The S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t in Space Trad, 4 pitches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Sheep's N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key Shoot Trad, 3 pitches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Turkey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bler's Grunt Trad, 3 pitches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Turkey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aw Turkey Trad, 3 pitches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South Platte : ... : Turkey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umstick Direct Trad, 2 pitches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South Platte : ... : Turkey T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ver and Quill Trad, 1 pitch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South Platte : ... : Turkey T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 Trad, 1 pitch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Eldorado Canyon SP : Cadillac Cr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acy Crack Trad, 1 pitch, 40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Eldorado Canyon SP : Supremacy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rm Free Adolescent SDS Boulder <text:s text:c="2"/></text:p>
          </table:table-cell>
          <table:table-cell office:value-type="string" calcext:value-type="string">
            <text:p>V7 PG13 </text:p>
          </table:table-cell>
          <table:table-cell office:value-type="string" calcext:value-type="string">
            <text:p>CO : Eldorado Canyon SP : ... : Germ Free Bou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ory Hole Sport, 1 pitch, 40'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Independence Pass : ... : Iron Sid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 Chance Sport, 1 pitch, 125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Independence Pass : ... : Iron Sid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p-Bossier Trad, Alpine, 8 pitches, Grade III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Alpine Rock : ... : Hallett P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n Dihedral Trad, 1 pitch <text:s text:c="2"/>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 : Boulder : ... : Mickey Mous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 South Ridge Trad, Alpine, 7 pitches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Alpine Rock : ... : Notch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unaki Trad, 1 pitch, 50'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UT : Moab Area : ... : The Optim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e High Comic Crack Trad, 1 pitch, 50'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Boulder Canyon : ... : Upper East 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ina Palace Trad, Sport, 1 pitch, 75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Lumpy Ridge : The Long Walk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 Daze Of Pompeii Trad, 1 pitch, 8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Lumpy Ridge : The Long Walk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ickle Trad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UT : Moab Area : ... : Original Mea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 Your Cervix Trad, 1 pitch, 12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UT : Moab Area : ... : 2nd Mea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ly Home Night Trad, 100' <text:s text:c="2"/>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UT : Moab Area : ... : 2nd Mea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ggins I Trad, 1 pitch, 11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 In Black Trad, 1 pitch, 80' <text:s text:c="2"/></text:p>
          </table:table-cell>
          <table:table-cell office:value-type="float" office:value="-5.12" calcext:value-type="float">
            <text:p>-5.12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.C.'s Hammer Trad, 1 pitch, 10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ve route <text:s/>Trad, 1 pitch, 45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te Squad Trad, 1 pitch, 45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 to the Beginning Trad, 1 pitch, 60' <text:s text:c="2"/>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ny Farm Trad, 1 pitch, 105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w fro an a boner Trad, 1 pitch, 9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.O.U.S Trad, 1 pitch, 100' <text:s text:c="2"/>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m Boy Trad, 1 pitch, 8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fu Crack Trad, 1 pitch, 10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2nd Mea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le's Back Trad, 1 pitch, 12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UT : Moab Area : ... : Technicolor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chnicolor Trad, 1 pitch, 9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UT : Moab Area : ... : Technicolor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enEye Trad, 1 pitch, 125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Technicolor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lse Prophet Trad, 1 pitch, 130' <text:s text:c="2"/></text:p>
          </table:table-cell>
          <table:table-cell office:value-type="string" calcext:value-type="string">
            <text:p>5.11d <text:s/></text:p>
          </table:table-cell>
          <table:table-cell office:value-type="string" calcext:value-type="string">
            <text:p>CO : Eldorado Canyon SP : ... : West Ridge - part C - Pony 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use Station Trad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UT : Moab Area : ... : Reservoir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p Van Winkle Trad, 1 pitch, 170'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South Platte : ... : Sunshin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nox Trad, 4 pitches, 400', Grade II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South Platte : ... : Sunshin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d Ju-Ju Roof Trad, 1 pitch, 50' <text:s text:c="2"/></text:p>
          </table:table-cell>
          <table:table-cell office:value-type="float" office:value="-5.12" calcext:value-type="float">
            <text:p>-5.12</text:p>
          </table:table-cell>
          <table:table-cell office:value-type="string" calcext:value-type="string">
            <text:p>CO : South Platte : ... : Miscellaneous Cr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f Spreader Trad, 3 pitches, 300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South Platte : ... : Cynical Pinna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aelstrom Trad, 1 pitch, 14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South Platte : ... : Poe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ndard Route Trad, 5 pitches, 400', Grade II <text:s text:c="2"/></text:p>
          </table:table-cell>
          <table:table-cell office:value-type="string" calcext:value-type="string">
            <text:p>5.11- R </text:p>
          </table:table-cell>
          <table:table-cell office:value-type="string" calcext:value-type="string">
            <text:p>CO : South Platte : ... : Sunshin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at Pipe Trad, 1 pitch, 130' <text:s text:c="2"/></text:p>
          </table:table-cell>
          <table:table-cell office:value-type="string" calcext:value-type="string">
            <text:p>5.9+ PG13 </text:p>
          </table:table-cell>
          <table:table-cell office:value-type="string" calcext:value-type="string">
            <text:p>CO : South Platte : ... : The Taj Mah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ly Man Trad, 1 pitch, 5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Golden : ... : North Quarry / Pinnacle Are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nset Trad, 1 pitch, 55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Golden : ... : Sea Cliffs of North Quar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World Through a Bottle Trad, 1 pitch, 60'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Golden : ... : Hot Spot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dow of a Hangdog (aka Fat Fingers) Trad, TR, 1 pitch, 45' <text:s text:c="2"/></text:p>
          </table:table-cell>
          <table:table-cell office:value-type="string" calcext:value-type="string">
            <text:p>5.10a/b <text:s/></text:p>
          </table:table-cell>
          <table:table-cell office:value-type="string" calcext:value-type="string">
            <text:p>CO : Golden : ... : MBA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ll-O Brand Napalm Trad, 1 pitch, 70'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CO : Golden : ... : Winterfes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d Bar once known as "The John Roskelly Show" Trad, Sport, TR, 1 pitch <text:s text:c="2"/></text:p>
          </table:table-cell>
          <table:table-cell office:value-type="string" calcext:value-type="string">
            <text:p>5.10a R </text:p>
          </table:table-cell>
          <table:table-cell office:value-type="string" calcext:value-type="string">
            <text:p>CO : Golden : ... : Industrial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ticians, Priests, and Body Bags Trad, Sport, 1 pitch, 70'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Golden : ... : Industrial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k Magic Aid, 1 pitch <text:s text:c="2"/></text:p>
          </table:table-cell>
          <table:table-cell office:value-type="string" calcext:value-type="string">
            <text:p>C3 </text:p>
          </table:table-cell>
          <table:table-cell office:value-type="string" calcext:value-type="string">
            <text:p>CO : Boulder Canyon : Practice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per Aid, 3 pitches <text:s text:c="2"/></text:p>
          </table:table-cell>
          <table:table-cell office:value-type="string" calcext:value-type="string">
            <text:p>C3- </text:p>
          </table:table-cell>
          <table:table-cell office:value-type="string" calcext:value-type="string">
            <text:p>CO : Lumpy Ridge : Twin 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ly Ascension Trad, TR, Aid, 1 pitch, 60' <text:s text:c="2"/></text:p>
          </table:table-cell>
          <table:table-cell office:value-type="string" calcext:value-type="string">
            <text:p>5.13- C1-2 </text:p>
          </table:table-cell>
          <table:table-cell office:value-type="string" calcext:value-type="string">
            <text:p>CO : Boulder Canyon : Bitty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 Cobra Aid, 1 pitch <text:s text:c="2"/></text:p>
          </table:table-cell>
          <table:table-cell office:value-type="string" calcext:value-type="string">
            <text:p>C2 </text:p>
          </table:table-cell>
          <table:table-cell office:value-type="string" calcext:value-type="string">
            <text:p>CO : Lumpy Ridge : Twin 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getarians Love Granite Aid <text:s text:c="2"/></text:p>
          </table:table-cell>
          <table:table-cell office:value-type="string" calcext:value-type="string">
            <text:p>C2+ </text:p>
          </table:table-cell>
          <table:table-cell office:value-type="string" calcext:value-type="string">
            <text:p>CO : Lumpy Ridge : Bolt Boulder (Boulder Below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gover Overhang Aid, 1 pitch <text:s text:c="2"/></text:p>
          </table:table-cell>
          <table:table-cell office:value-type="string" calcext:value-type="string">
            <text:p>C1-2 </text:p>
          </table:table-cell>
          <table:table-cell office:value-type="string" calcext:value-type="string">
            <text:p>CO : Lumpy Ridge : Bolt Boulder (Boulder Below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g Left Aid, 1 pitch <text:s text:c="2"/></text:p>
          </table:table-cell>
          <table:table-cell office:value-type="string" calcext:value-type="string">
            <text:p>A2 </text:p>
          </table:table-cell>
          <table:table-cell office:value-type="string" calcext:value-type="string">
            <text:p>CO : Lumpy Ridge : Bolt Boulder (Boulder Below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ms to Me Aid, 1 pitch, 80' <text:s text:c="2"/></text:p>
          </table:table-cell>
          <table:table-cell office:value-type="string" calcext:value-type="string">
            <text:p>C2+ </text:p>
          </table:table-cell>
          <table:table-cell office:value-type="string" calcext:value-type="string">
            <text:p>CO : Estes Park Valley : ... : Window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tler Aid <text:s text:c="2"/></text:p>
          </table:table-cell>
          <table:table-cell office:value-type="string" calcext:value-type="string">
            <text:p>C3 </text:p>
          </table:table-cell>
          <table:table-cell office:value-type="string" calcext:value-type="string">
            <text:p>CO : Lumpy Ridge : Twin 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pperhead Aid, 1 pitch, 100' <text:s text:c="2"/></text:p>
          </table:table-cell>
          <table:table-cell office:value-type="string" calcext:value-type="string">
            <text:p>C3 </text:p>
          </table:table-cell>
          <table:table-cell office:value-type="string" calcext:value-type="string">
            <text:p>CO : Lumpy Ridge : Twin 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a Doll Trad, Aid, 6 pitches, 350' <text:s text:c="2"/></text:p>
          </table:table-cell>
          <table:table-cell office:value-type="string" calcext:value-type="string">
            <text:p>5.9 A3 </text:p>
          </table:table-cell>
          <table:table-cell office:value-type="string" calcext:value-type="string">
            <text:p>CO : Boulder : ... : Lost Ang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imsical Dreams Trad, 1 pitch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CO : South Platte : ... : Turkey T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Search of Unicorns Trad, 1 pitch, 5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CO : South Platte : ... : Turkey T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ow Children Trad, 1 pitch, 100'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WA : Index : ... : Main Wall, left s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gittarius Trad, 1 pitch, 90' <text:s text:c="2"/></text:p>
          </table:table-cell>
          <table:table-cell office:value-type="string" calcext:value-type="string">
            <text:p>5.10a/b <text:s/></text:p>
          </table:table-cell>
          <table:table-cell office:value-type="string" calcext:value-type="string">
            <text:p>WA : Index : ... : Main Wall, left s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M Route Trad, 3 pitches, Grade 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WA : Index : ... : The Cou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or of Tiny Town Trad, 90' <text:s text:c="2"/></text:p>
          </table:table-cell>
          <table:table-cell office:value-type="string" calcext:value-type="string">
            <text:p>5.11a/b <text:s/></text:p>
          </table:table-cell>
          <table:table-cell office:value-type="string" calcext:value-type="string">
            <text:p>ID : City of Rocks : Buzzard Pe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eam Cheese Sport, 1 pitch, 7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ID : City of Rocks : ... : Anteater - W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's the Bosch Sport, 120'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ID : City of Rocks : ... : Window Rock - W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vest Trad, 1 pitch, 85'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ID : City of Rocks : ... : Window Rock - W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n Slice Trad, 1 pitch, 100'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ID : City of Rocks : ... : Parking Lot Rock - Northeas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 Buttress Trad, Alpine, 10 pitches, Grade IV <text:s text:c="2"/>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WY : Wind River Range : ... : Musembeah P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ton Crack Trad, 1 pitch, 50'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Boulder Canyon : Cob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zy Sunday Route Trad, Alpine, 6 pitches, 550' <text:s text:c="2"/>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CO : Alpine Rock : ... : The Tan Buttre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ac Crack Trad, 1 pitch, 10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Asshole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th and Transfiguration Trad, 1 pitch, 75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Flatirons : ... : Green Mountain Pinna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iting For Columbus Trad, Sport, 1 pitch, 18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Flatirons : ... : Third Flat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 West Face a/k/a Western Skyline Trad, 1 pitch, 135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Flatirons : ... : Third Flatir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tal Planet Trad, TR, 1 pitch, 65' <text:s text:c="2"/>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CO : Lyons : ... : Dance Hall of the D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nie's Knotty Fingers Trad, 1 pitch, 8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Estes Park Valley : ... : Mikey's Is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Distriminator Trad, 1 pitch, 8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Estes Park Valley : ... : Mikey's Isl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rown Palace Sport, 6 pitches, 450', Grade II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Estes Park Valley : ... : Mary's Bust - main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te Trad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UT : Moab Area : ... : Reservoir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axes Left Trad, 1 pitch, 65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Abraxas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axes Right Trad, 1 pitch, 65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Abraxas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axes Tower Trad, 2 pitches, 200', Grade 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UT : Moab Area : ... : Abraxas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tle Bear-Blanca Traverse Trad, Alpine <text:s text:c="2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 : Alpine Rock : Blanca P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ntasia Trad, 1 pitch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WY : Vedauwoo : Poland Hi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ital Ridge Trad, TR, 1 pitch, 60'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WY : Vedauwoo : Poland Hi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ull Trad, 2 pitches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WY : Vedauwoo : Poland Hi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h Trad, 1 pitch, 50', Grade V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WY : Vedauwoo : Gorilla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d Girls Dream Trad, 6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WY : Vedauwoo : Gorilla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ka Paradise Trad, 2 pitches, 300'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UT : Wasatch Range : ... : Question Mark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we Route Trad, 3 pitches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UT : Wasatch Range : ... : Question Mark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oh Corner Trad, 1 pitch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WY : Vedauwoo : Reynolds Hi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is Dimension Trad, 1 pitch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WY : Vedauwoo : Reynolds Hi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haft Sport, TR, 1 pitch, 90' <text:s text:c="2"/></text:p>
          </table:table-cell>
          <table:table-cell office:value-type="string" calcext:value-type="string">
            <text:p>5.12b <text:s/></text:p>
          </table:table-cell>
          <table:table-cell office:value-type="string" calcext:value-type="string">
            <text:p>CO : Flatirons : ... : Dinosaur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 Draw Trad, 3 pitches, Grade III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Grand Junction Area : ... : Sentinel Sp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ing Trad, 1 pitch, 100' <text:s text:c="2"/></text:p>
          </table:table-cell>
          <table:table-cell office:value-type="float" office:value="-5.12" calcext:value-type="float">
            <text:p>-5.12</text:p>
          </table:table-cell>
          <table:table-cell office:value-type="string" calcext:value-type="string">
            <text:p>UT : Moab Area : ... : Petrified Horne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known PH fingers to hands splitter Trad, 1 pitch, 9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UT : Moab Area : ... : Petrified Horne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'est La Vie Trad, 3 pitches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Eldorado Canyon SP : ... : Redgarden - S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Vaporizer Sport, 1 pitch, 17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Eldorado Canyon SP : ... : Redgarden - S Buttr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rone Room Trad, 3 pitches, 60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South Platte : ... : The Cas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le Corner aka Unnamed 5.10 Trad, 3 pitches, 300' <text:s text:c="2"/>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CO : South Platte : ... : The Cas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punzel Trad, 1 pitch, 18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South Platte : ... : The Cas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ggins Route Trad, 3 pitches, 425', Grade III <text:s text:c="2"/></text:p>
          </table:table-cell>
          <table:table-cell office:value-type="string" calcext:value-type="string">
            <text:p>5.10b PG13 </text:p>
          </table:table-cell>
          <table:table-cell office:value-type="string" calcext:value-type="string">
            <text:p>CO : South Platte : ... : The Cas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gumbi's Lament Trad, 2 pitches, 200' <text:s text:c="2"/></text:p>
          </table:table-cell>
          <table:table-cell office:value-type="float" office:value="-5.1" calcext:value-type="float">
            <text:p>-5.1</text:p>
          </table:table-cell>
          <table:table-cell office:value-type="string" calcext:value-type="string">
            <text:p>CO : South Platte : ... : The Cas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terlude Trad, 2 pitches, 200'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CO : South Platte : ... : The Cas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erica Boulder, 23' <text:s text:c="2"/></text:p>
          </table:table-cell>
          <table:table-cell office:value-type="string" calcext:value-type="string">
            <text:p>V7 <text:s/></text:p>
          </table:table-cell>
          <table:table-cell office:value-type="string" calcext:value-type="string">
            <text:p>WY : Vedauwoo : The Body Dump Area and surr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alvary Men Boulder, 25' <text:s text:c="2"/></text:p>
          </table:table-cell>
          <table:table-cell office:value-type="string" calcext:value-type="string">
            <text:p>V7 PG13 </text:p>
          </table:table-cell>
          <table:table-cell office:value-type="string" calcext:value-type="string">
            <text:p>WY : Vedauwoo : The Body Dump Area and surr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edin-Ringle Trad <text:s text:c="2"/></text:p>
          </table:table-cell>
          <table:table-cell office:value-type="float" office:value="-5.12" calcext:value-type="float">
            <text:p>-5.12</text:p>
          </table:table-cell>
          <table:table-cell office:value-type="string" calcext:value-type="string">
            <text:p>UT : Moab Area : ... : Battle of the Bulge Buttres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 Cracks Trad, 1 pitch, 70'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ID : City of Rocks : ... : King on the Throne - W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ig Baby Trad, 1 pitch, 11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UT : Moab Area : ... : Battle of the Bulge Buttres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rington-Hirst Trad, Snow, Alpine, 12 pitches, 1400', Grade IV <text:s text:c="2"/></text:p>
          </table:table-cell>
          <table:table-cell office:value-type="string" calcext:value-type="string">
            <text:p>5.10d Easy Snow </text:p>
          </table:table-cell>
          <table:table-cell office:value-type="string" calcext:value-type="string">
            <text:p>WA : Northwest Region : ... : Castle Pea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mm! Fresh Meat! Trad, 3 pitches, 230', Grade II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South Platte : ... : The Rotund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width Bulge Trad, 1 pitch, 3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Golden : The Quarry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ceptor Trad, 1 pitch, 8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ID : City of Rocks : ... : Upper Broadloaves - No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Dark Trad, 1 pitch, 5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South Platte : ... : Meadow Rock aka Cougar Clif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is Chimney Trad, Grade 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umpy Ridge : The Bookma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obra Trad <text:s text:c="2"/></text:p>
          </table:table-cell>
          <table:table-cell office:value-type="string" calcext:value-type="string">
            <text:p>5.11b R </text:p>
          </table:table-cell>
          <table:table-cell office:value-type="string" calcext:value-type="string">
            <text:p>UT : Moab Area : ... : The Cob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al Route Trad, 1 pitch, 50' <text:s text:c="2"/>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UT : Moab Area : ... : Carson's Tow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len Chimney Trad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Ancient 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 Googly Moogly Trad, 1 pitch, 11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Great Googly Moog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pin' Lizards Trad, 1 pitch, 70' <text:s text:c="2"/></text:p>
          </table:table-cell>
          <table:table-cell office:value-type="string" calcext:value-type="string">
            <text:p>5.10- R </text:p>
          </table:table-cell>
          <table:table-cell office:value-type="string" calcext:value-type="string">
            <text:p>UT : Moab Area : ... : Lizard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r-Ingalls Route Trad, Grade I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UT : Moab Area : ... : Castleton Tow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Chimney Trad, 4 pitches, Grade III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UT : Moab Area : ... : Castleton Tow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e Jade Trad, 5 pitches, Grade III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UT : Moab Area : ... : The Rec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h Man Trad, 5 pitches, Grade II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Sister Superior Gr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n's Mother Trad, 2 pitches, 10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WY : Vedauwoo : Coke Bott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as Finger Crack Trad, 1 pitch, 10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Grand Junction Area : ... : Interior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s to OW Trad, 1 pitch, 10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CO : Grand Junction Area : ... : Zappa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g Hands Roof Trad, 1 pitch, 10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CO : Grand Junction Area : ... : Zappa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sion for Pumping aka Corner Pump Station Trad, 1 pitch, 9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Grand Junction Area : ... : Cabin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sure Drop Trad, TR, 1 pitch, 7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WA : Index : ... : Pressure Drop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neck Hero Sport, 1 pitch, 70' <text:s text:c="2"/></text:p>
          </table:table-cell>
          <table:table-cell office:value-type="string" calcext:value-type="string">
            <text:p>5.12a <text:s/></text:p>
          </table:table-cell>
          <table:table-cell office:value-type="string" calcext:value-type="string">
            <text:p>CO : Lyons : ... : River Wall I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 Factory Trad, 1 pitch, 80' <text:s text:c="2"/>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UT : Moab Area : ... : Cliffs of Insan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rve Damage Trad, 1 pitch, 6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2nd Meat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ce in Bucketland Trad, 2 pitches, Grade II <text:s text:c="2"/></text:p>
          </table:table-cell>
          <table:table-cell office:value-type="string" calcext:value-type="string">
            <text:p>5.8+ R </text:p>
          </table:table-cell>
          <table:table-cell office:value-type="string" calcext:value-type="string">
            <text:p>CO : Eldorado Canyon SP : ... : Redgarden - Tower 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nk Pink Trad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UT : Moab Area : ... : Battle of the Bulge Buttres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l Toe Trad, Sport, 6 pitches, 940', Grade 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Estes Park Valley : ... : McGregor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mb and Punishment Trad, 1 pitch, 8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WY : Vedauwoo : Reynolds Hi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e and Roses Trad, 1 pitch, 6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CO : Boulder Canyon : Animal Wor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ght Side? aka Bong Session Trad, 1 pitch, 8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Boulder Canyon : Black Widow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ERSH Trad, 1 pitch, 8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Boulder Canyon : Black Widow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ter Trad, 1 pitch, 80'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Boulder Canyon : Black Widow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ger Crack Trad, TR, 1 pitch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Boulder Canyon : Nip and Tu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terfield's Crack Trad, 1 pitch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WY : Vedauwoo : Walt's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Great Dihedral Trad, 3 pitches, 480' <text:s text:c="2"/>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 : Lumpy Ridge : The Booke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iderata Trad, Boulder, 20' <text:s text:c="2"/></text:p>
          </table:table-cell>
          <table:table-cell office:value-type="string" calcext:value-type="string">
            <text:p>V5 <text:s/></text:p>
          </table:table-cell>
          <table:table-cell office:value-type="string" calcext:value-type="string">
            <text:p>WY : Vedauwoo : Old Eas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er Crack Trad, Boulder, 20' <text:s text:c="2"/></text:p>
          </table:table-cell>
          <table:table-cell office:value-type="string" calcext:value-type="string">
            <text:p>V3 <text:s/></text:p>
          </table:table-cell>
          <table:table-cell office:value-type="string" calcext:value-type="string">
            <text:p>WY : Vedauwoo : 700S Boul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al Exam Trad, 1 pitch, 8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Boulder Canyon : Castle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etle Bailey Sport, 1 pitch, 7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Boulder Canyon : Castle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iley's Overhang Trad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Boulder Canyon : Castle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ter World Trad, Sport, 1 pitch, 9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CO : Boulder Canyon : Castle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mentum Operator Trad, 1 pitch, 6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Boulder Canyon : Broken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ck Up Trad, 1 pitch, 6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Boulder Canyon : Broken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east Ridge Trad, Alpine, 5 pitches, Grade III <text:s text:c="2"/>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O : Alpine Rock : ... : Sharkstoo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tted Calf Trad, 1 pitch, 7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UT : Moab Area : ... : Sacred Cow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wch Potato Trad, 1 pitch, 7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UT : Moab Area : ... : Sacred Cow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 Evans Trad, Alpine, Grade II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Alpine Rock : ... : The Black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nbow Highway Trad, Alpine, 7 pitches, 80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Alpine Rock : ... : The Black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ad Finger Couloir Snow, Alpine, 4 pitches, 1000' <text:s text:c="2"/></text:p>
          </table:table-cell>
          <table:table-cell office:value-type="string" calcext:value-type="string">
            <text:p>Steep Snow </text:p>
          </table:table-cell>
          <table:table-cell office:value-type="string" calcext:value-type="string">
            <text:p>CO : CO Ice &amp; Mixed : Mt. Evans - mixed, couloi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Emerald Highway Trad, Alpine, 6 pitches, 700', Grade III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Alpine Rock : ... : The Black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dy Liberty Trad, 3 pitches, Grade III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South Platte : ... : Wigwam Tow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r's Door Trad, Alpine, 4 pitches, 550', Grade II <text:s text:c="2"/>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CO : Alpine Rock : ... : Lower East F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arly Burly Brooke Trad, 2 pitches, 20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Estes Park Valley : ... : Jewel of the Nil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ly Jewels Trad, 2 pitches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Estes Park Valley : ... : Jewel of the Nil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ntry Mile Trad, 1 pitch, 170'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Estes Park Valley : ... : Jewel of the Nil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Enters the Corner Trad, 2 pitches, 180' <text:s text:c="2"/></text:p>
          </table:table-cell>
          <table:table-cell office:value-type="string" calcext:value-type="string">
            <text:p>5.10d PG13 </text:p>
          </table:table-cell>
          <table:table-cell office:value-type="string" calcext:value-type="string">
            <text:p>CO : Estes Park Valley : ... : The Temple of T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unken Master Trad, 2 pitches, 200'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Estes Park Valley : ... : The Temple of T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lgar Display of Power Trad, 2 pitches, 170' <text:s text:c="2"/></text:p>
          </table:table-cell>
          <table:table-cell office:value-type="string" calcext:value-type="string">
            <text:p>5.11b <text:s/></text:p>
          </table:table-cell>
          <table:table-cell office:value-type="string" calcext:value-type="string">
            <text:p>CO : Estes Park Valley : ... : The Temple of T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gonal Trad, 2 pitches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Estes Park Valley : ... : Combat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gon to Pearl Harbor Trad, 2 pitches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Estes Park Valley : ... : Combat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More War Trad, 1 pitch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Estes Park Valley : ... : Combat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wcase Trad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South Platte : ... : Da But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h Wilbur Trad, 1 pitch, 9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Estes Park Valley : ... : Horses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juana Donkey Show Trad, 1 pitch, 9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CO : Estes Park Valley : ... : Horses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eder's Cup Trad, 2 pitches, 200' <text:s text:c="2"/></text:p>
          </table:table-cell>
          <table:table-cell office:value-type="string" calcext:value-type="string">
            <text:p>5.10+ PG13 </text:p>
          </table:table-cell>
          <table:table-cell office:value-type="string" calcext:value-type="string">
            <text:p>CO : Estes Park Valley : ... : Horses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ighsayer Trad, 2 pitches, 225' <text:s text:c="2"/></text:p>
          </table:table-cell>
          <table:table-cell office:value-type="string" calcext:value-type="string">
            <text:p>5.10a/b <text:s/></text:p>
          </table:table-cell>
          <table:table-cell office:value-type="string" calcext:value-type="string">
            <text:p>CO : Estes Park Valley : ... : Horses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ke The Flake Trad, 1 pitch, 90' <text:s text:c="2"/></text:p>
          </table:table-cell>
          <table:table-cell office:value-type="string" calcext:value-type="string">
            <text:p>5.10 PG13 </text:p>
          </table:table-cell>
          <table:table-cell office:value-type="string" calcext:value-type="string">
            <text:p>CO : Estes Park Valley : ... : Jungl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lcome To The Jungle Trad, 2 pitches, 20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Estes Park Valley : ... : Jungl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emple Trad, 1 pitch, 11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O : Estes Park Valley : ... : Skull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-width Route TR, 1 pitch, 9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O : South Platte : ... : Cynical Pinna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 Job Direct Trad, 1 pitch, 10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Cynical Pinna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d Job (aka West Face) Trad, 3 pitches, 500', Grade II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Cynical Pinna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ral Corner Trad, 1 pitch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South Platte : ... : Skinner Mount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y's Hand Jive Trad, 1 pitch, 10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Grand Junction Area : ... : Cabin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cine Man Trad, 4 pitches, Grade III <text:s text:c="2"/></text:p>
          </table:table-cell>
          <table:table-cell office:value-type="string" calcext:value-type="string">
            <text:p>5.12b <text:s/></text:p>
          </table:table-cell>
          <table:table-cell office:value-type="string" calcext:value-type="string">
            <text:p>CO : Grand Junction Area : ... : Sentinel Sp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d and Barney's Crack Trad, 1 pitch, 10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Grand Junction Area : ... : Cabin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 The Grade Trad, 1 pitch, 75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Grand Junction Area : ... : Interior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iors Trad, 1 pitch, 80' <text:s text:c="2"/></text:p>
          </table:table-cell>
          <table:table-cell office:value-type="float" office:value="-5.9" calcext:value-type="float">
            <text:p>-5.9</text:p>
          </table:table-cell>
          <table:table-cell office:value-type="string" calcext:value-type="string">
            <text:p>CO : Grand Junction Area : ... : Interior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haft Trad, 1 pitch, 80'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Grand Junction Area : ... : Interiors Wall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ging to the Right (unknown due to no plaque) Trad, 1 pitch, 60' <text:s text:c="2"/>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CO : Grand Junction Area : ... : Zappa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rt Corner Trad, 1 pitch, 6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Grand Junction Area : ... : Zappa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urve Trad, 1 pitch, 7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Grand Junction Area : ... : Zappa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side the Pillar Trad, 1 pitch, 8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Grand Junction Area : ... : Zappa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ook Trad, 1 pitch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South Platte : ... : Sheep's N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known Trad, TR, 1 pitch, 50' <text:s text:c="2"/>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 : South Platte : ... : Sheep's N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en Fleece <text:s/>Trad, 1 pitch, 120' <text:s text:c="2"/></text:p>
          </table:table-cell>
          <table:table-cell office:value-type="string" calcext:value-type="string">
            <text:p>5.10d <text:s/></text:p>
          </table:table-cell>
          <table:table-cell office:value-type="string" calcext:value-type="string">
            <text:p>CO : South Platte : ... : Sheep's N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unsch's Simulator Trad, 1 pitch, 70'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CO : South Platte : ... : Wigwam D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 aka Big Air Boulder, 20' <text:s text:c="2"/></text:p>
          </table:table-cell>
          <table:table-cell office:value-type="string" calcext:value-type="string">
            <text:p>V3 <text:s/></text:p>
          </table:table-cell>
          <table:table-cell office:value-type="string" calcext:value-type="string">
            <text:p>CO : South Platte : ... : Air Jordan Bou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 Arete Boulder, 15' <text:s text:c="2"/></text:p>
          </table:table-cell>
          <table:table-cell office:value-type="string" calcext:value-type="string">
            <text:p>V4 <text:s/></text:p>
          </table:table-cell>
          <table:table-cell office:value-type="string" calcext:value-type="string">
            <text:p>CO : South Platte : ... : Air Jordan Bou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o Thin Air Boulder, 20' <text:s text:c="2"/></text:p>
          </table:table-cell>
          <table:table-cell office:value-type="string" calcext:value-type="string">
            <text:p>V7 <text:s/></text:p>
          </table:table-cell>
          <table:table-cell office:value-type="string" calcext:value-type="string">
            <text:p>CO : South Platte : ... : Air Jordan Bou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rter of a Man Trad <text:s text:c="2"/></text:p>
          </table:table-cell>
          <table:table-cell office:value-type="float" office:value="-5.12" calcext:value-type="float">
            <text:p>-5.12</text:p>
          </table:table-cell>
          <table:table-cell office:value-type="string" calcext:value-type="string">
            <text:p>UT : Moab Area : ... : Battle of the Bulge Buttres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uel Sister Trad, 1 pitch, 80' <text:s text:c="2"/></text:p>
          </table:table-cell>
          <table:table-cell office:value-type="string" calcext:value-type="string">
            <text:p>5.10a <text:s/></text:p>
          </table:table-cell>
          <table:table-cell office:value-type="string" calcext:value-type="string">
            <text:p>OR : Smith Rock : ... : (3) Catwalk Cli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Beginnings <text:s/>Trad, 1 pitch, 80' <text:s text:c="2"/></text:p>
          </table:table-cell>
          <table:table-cell office:value-type="float" office:value="-5.12" calcext:value-type="float">
            <text:p>-5.12</text:p>
          </table:table-cell>
          <table:table-cell office:value-type="string" calcext:value-type="string">
            <text:p>CO : South Platte : ... : The Dunge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 x 4 Trad, 1 pitch, 80' <text:s text:c="2"/>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UT : Moab Area : ... : 4X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'Kelley's Crack Trad, 1 pitch, 60' <text:s text:c="2"/></text:p>
          </table:table-cell>
          <table:table-cell office:value-type="string" calcext:value-type="string">
            <text:p>5.10c <text:s/></text:p>
          </table:table-cell>
          <table:table-cell office:value-type="string" calcext:value-type="string">
            <text:p>CA : Joshua Tree National Park : ... : Rusty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 Search Of Suds Trad, 6 pitches, Grade III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UT : Moab Area : ... : Washer Wom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scrabble Trad, Aid, 4 pitches, 450', Grade III <text:s text:c="2"/></text:p>
          </table:table-cell>
          <table:table-cell office:value-type="string" calcext:value-type="string">
            <text:p>5.9 A3 </text:p>
          </table:table-cell>
          <table:table-cell office:value-type="string" calcext:value-type="string">
            <text:p>UT : Moab Area : ... : Hardscrabble Tow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e Charles Boulder, 15' <text:s text:c="2"/></text:p>
          </table:table-cell>
          <table:table-cell office:value-type="string" calcext:value-type="string">
            <text:p>V8 <text:s/></text:p>
          </table:table-cell>
          <table:table-cell office:value-type="string" calcext:value-type="string">
            <text:p>CO : Morrison/Evergreen : ... : The P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urvy Boulder, 10' <text:s text:c="2"/></text:p>
          </table:table-cell>
          <table:table-cell office:value-type="string" calcext:value-type="string">
            <text:p>V7-8 <text:s/></text:p>
          </table:table-cell>
          <table:table-cell office:value-type="string" calcext:value-type="string">
            <text:p>CO : Morrison/Evergreen : ... : Pirates Cov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llow Man Trad, Sport, 2 pitches, 195'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Lyons : ... : The Colis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t in Time Trad, Sport, 2 pitches, 170' <text:s text:c="2"/></text:p>
          </table:table-cell>
          <table:table-cell office:value-type="string" calcext:value-type="string">
            <text:p>5.10b <text:s/></text:p>
          </table:table-cell>
          <table:table-cell office:value-type="string" calcext:value-type="string">
            <text:p>CO : Lyons : ... : The Colis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us Trad, 2 pitches, 15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 : Lyons : ... : The Panthe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y the Hatchet Trad, Sport, 2 pitches, 210' <text:s text:c="2"/></text:p>
          </table:table-cell>
          <table:table-cell office:value-type="string" calcext:value-type="string">
            <text:p>5.10 PG13 </text:p>
          </table:table-cell>
          <table:table-cell office:value-type="string" calcext:value-type="string">
            <text:p>CO : Lyons : ... : The Panthe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-Op Trad, 1 pitch, 65'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Lyons : ... : Arch of Ti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-Op Trad, 1 pitch, 60' <text:s text:c="2"/></text:p>
          </table:table-cell>
          <table:table-cell office:value-type="string" calcext:value-type="string">
            <text:p>5.10b PG13 </text:p>
          </table:table-cell>
          <table:table-cell office:value-type="string" calcext:value-type="string">
            <text:p>CO : Lyons : ... : Arch of Ti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aight and Narrow Trad, 1 pitch, 50'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WY : Vedauwoo : Land of the Rising Mo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thes Crest Traverse - South to North Trad, Alpine, 2500', Grade IV <text:s text:c="2"/>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A : Yosemite National Park : ... : Matthes Cr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ridge of Matthes Crest <text:s/>Trad, Alpine, 1200', Grade III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A : Yosemite National Park : ... : Matthes Cr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mb Line Trad, 1 pitch, 4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WY : Vedauwoo : Plumb Line Cr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oboy Trad, 1 pitch, 50'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WY : Vedauwoo : Plumb Line Cr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H-20 (an unknown 5.10 Crack) Trad, 1 pitch, 140' <text:s text:c="2"/></text:p>
          </table:table-cell>
          <table:table-cell office:value-type="string" calcext:value-type="string">
            <text:p>5.10 PG13 </text:p>
          </table:table-cell>
          <table:table-cell office:value-type="string" calcext:value-type="string">
            <text:p>CO : South Platte : ... : Devil's Head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 Cracks Trad, 2 pitches, 120' <text:s text:c="2"/>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 : South Platte : ... : Devil's Head 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e Palm Sport, 80'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OR : Smith Rock : ... : (2) Wildfire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ure This Boulder, 10' <text:s text:c="2"/></text:p>
          </table:table-cell>
          <table:table-cell office:value-type="string" calcext:value-type="string">
            <text:p>V4 <text:s/></text:p>
          </table:table-cell>
          <table:table-cell office:value-type="string" calcext:value-type="string">
            <text:p>CO : Morrison/Evergreen : ... : In Between Egg/Upper Eg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 Pellet Boulder <text:s text:c="2"/></text:p>
          </table:table-cell>
          <table:table-cell office:value-type="string" calcext:value-type="string">
            <text:p>V4 <text:s/></text:p>
          </table:table-cell>
          <table:table-cell office:value-type="string" calcext:value-type="string">
            <text:p>CO : Morrison/Evergreen : ... : In Between Egg/Upper Eg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nd Separation Boulder, 15' <text:s text:c="2"/></text:p>
          </table:table-cell>
          <table:table-cell office:value-type="string" calcext:value-type="string">
            <text:p>V4-5 PG13 </text:p>
          </table:table-cell>
          <table:table-cell office:value-type="string" calcext:value-type="string">
            <text:p>CO : Morrison/Evergreen : ... : In Between Egg/Upper Eg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ner Service Boulder, 8' <text:s text:c="2"/></text:p>
          </table:table-cell>
          <table:table-cell office:value-type="string" calcext:value-type="string">
            <text:p>V4 <text:s/></text:p>
          </table:table-cell>
          <table:table-cell office:value-type="string" calcext:value-type="string">
            <text:p>CO : Morrison/Evergreen : ... : In Between Egg/Upper Eg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Dish (A.K.A. Sardine) Boulder, 8' <text:s text:c="2"/></text:p>
          </table:table-cell>
          <table:table-cell office:value-type="string" calcext:value-type="string">
            <text:p>V3 <text:s/></text:p>
          </table:table-cell>
          <table:table-cell office:value-type="string" calcext:value-type="string">
            <text:p>CO : Morrison/Evergreen : ... : In Between Egg/Upper Eg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xiliary Verb Boulder, 18' <text:s text:c="2"/></text:p>
          </table:table-cell>
          <table:table-cell office:value-type="string" calcext:value-type="string">
            <text:p>V3-4 PG13 </text:p>
          </table:table-cell>
          <table:table-cell office:value-type="string" calcext:value-type="string">
            <text:p>CO : Morrison/Evergreen : ... : The Brother's Lookout South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less Enemies Boulder, 20' <text:s text:c="2"/></text:p>
          </table:table-cell>
          <table:table-cell office:value-type="string" calcext:value-type="string">
            <text:p>V6-7 R </text:p>
          </table:table-cell>
          <table:table-cell office:value-type="string" calcext:value-type="string">
            <text:p>CO : Morrison/Evergreen : ... : The Brother's Lookout South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sdom A.K.A. The Best Boulder Problem In Evergreen Boulder, 25' <text:s text:c="2"/></text:p>
          </table:table-cell>
          <table:table-cell office:value-type="string" calcext:value-type="string">
            <text:p>V4 PG13 </text:p>
          </table:table-cell>
          <table:table-cell office:value-type="string" calcext:value-type="string">
            <text:p>CO : Morrison/Evergreen : ... : The Brother's Lookout South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stal Corner (RIGHT) Boulder, 16' <text:s text:c="2"/></text:p>
          </table:table-cell>
          <table:table-cell office:value-type="string" calcext:value-type="string">
            <text:p>V4-5 PG13 </text:p>
          </table:table-cell>
          <table:table-cell office:value-type="string" calcext:value-type="string">
            <text:p>CO : Morrison/Evergreen : ... : Harbored W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 Dance Boulder, 20' <text:s text:c="2"/></text:p>
          </table:table-cell>
          <table:table-cell office:value-type="string" calcext:value-type="string">
            <text:p>V6 <text:s/></text:p>
          </table:table-cell>
          <table:table-cell office:value-type="string" calcext:value-type="string">
            <text:p>CO : Morrison/Evergreen : ... : The Millenium Bou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s Attacks Trad, Sport, 4 pitches, 350', Grade II <text:s text:c="2"/></text:p>
          </table:table-cell>
          <table:table-cell office:value-type="string" calcext:value-type="string">
            <text:p>5.9 PG13 </text:p>
          </table:table-cell>
          <table:table-cell office:value-type="string" calcext:value-type="string">
            <text:p>AZ : Sedona Area : ... : The F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ld's Play Boulder, 10' <text:s text:c="2"/></text:p>
          </table:table-cell>
          <table:table-cell office:value-type="string" calcext:value-type="string">
            <text:p>V6-7 <text:s/></text:p>
          </table:table-cell>
          <table:table-cell office:value-type="string" calcext:value-type="string">
            <text:p>CO : Morrison/Evergreen : ... : Work and Play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ding Light A.K.A Round Up Boulder, 15' <text:s text:c="2"/></text:p>
          </table:table-cell>
          <table:table-cell office:value-type="string" calcext:value-type="string">
            <text:p>V3-4 <text:s/></text:p>
          </table:table-cell>
          <table:table-cell office:value-type="string" calcext:value-type="string">
            <text:p>CO : Morrison/Evergreen : ... : Work and Play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Lukes... A.K.A. Loyalty To Skill Boulder, 11' <text:s text:c="2"/></text:p>
          </table:table-cell>
          <table:table-cell office:value-type="string" calcext:value-type="string">
            <text:p>V4 <text:s/></text:p>
          </table:table-cell>
          <table:table-cell office:value-type="string" calcext:value-type="string">
            <text:p>CO : Morrison/Evergreen : ... : Work and Play Ar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west Ridge Trad, Alpine, 2400', Grade IV <text:s text:c="2"/></text:p>
          </table:table-cell>
          <table:table-cell office:value-type="string" calcext:value-type="string">
            <text:p>5.4 X </text:p>
          </table:table-cell>
          <table:table-cell office:value-type="string" calcext:value-type="string">
            <text:p>North America : Canada : ... : Mount Sir Donal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im Jim Boulder, 10' <text:s text:c="2"/></text:p>
          </table:table-cell>
          <table:table-cell office:value-type="string" calcext:value-type="string">
            <text:p>V4 <text:s/></text:p>
          </table:table-cell>
          <table:table-cell office:value-type="string" calcext:value-type="string">
            <text:p>CO : Morrison/Evergreen : ... : The S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treman Trad, 1 pitch, 70' <text:s text:c="2"/></text:p>
          </table:table-cell>
          <table:table-cell office:value-type="string" calcext:value-type="string">
            <text:p>5.11c <text:s/></text:p>
          </table:table-cell>
          <table:table-cell office:value-type="string" calcext:value-type="string">
            <text:p>WY : Vedauwoo : ... : The He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st Ridge Trad, 5 pitches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 : Flatirons : ... : The Maid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ne Lives Arete Boulder <text:s text:c="2"/></text:p>
          </table:table-cell>
          <table:table-cell office:value-type="string" calcext:value-type="string">
            <text:p>V5 <text:s/></text:p>
          </table:table-cell>
          <table:table-cell office:value-type="string" calcext:value-type="string">
            <text:p>CO : Denver South : ... : Nine Lives Bou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nani Boulder, 20' <text:s text:c="2"/></text:p>
          </table:table-cell>
          <table:table-cell office:value-type="string" calcext:value-type="string">
            <text:p>V7-8 <text:s/></text:p>
          </table:table-cell>
          <table:table-cell office:value-type="string" calcext:value-type="string">
            <text:p>CO : Denver South : ... : Punani Bou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ve Direct Boulder, 15' <text:s text:c="2"/></text:p>
          </table:table-cell>
          <table:table-cell office:value-type="string" calcext:value-type="string">
            <text:p>V6 <text:s/></text:p>
          </table:table-cell>
          <table:table-cell office:value-type="string" calcext:value-type="string">
            <text:p>CO : Denver South : ... : Fountain Lip Bou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olish Route Trad, Alpine, 6 pitches, 900', Grade IV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A : High Sierra : Incredible Hu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ve Vibrations Trad, Alpine, 12 pitches, 1200', Grade IV <text:s text:c="2"/></text:p>
          </table:table-cell>
          <table:table-cell office:value-type="string" calcext:value-type="string">
            <text:p>5.11a <text:s/></text:p>
          </table:table-cell>
          <table:table-cell office:value-type="string" calcext:value-type="string">
            <text:p>CA : High Sierra : Incredible Hu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r Jordan Boulder, 15' <text:s text:c="2"/></text:p>
          </table:table-cell>
          <table:table-cell office:value-type="string" calcext:value-type="string">
            <text:p>V6 <text:s/></text:p>
          </table:table-cell>
          <table:table-cell office:value-type="string" calcext:value-type="string">
            <text:p>CO : South Platte : ... : Air Jordan Boul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ysler Crack Trad, 1 pitch, 90' <text:s text:c="2"/>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NV : Red Rock : ... : Sandy Corrid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ather Or Not... Trad, Alpine, 6 pitches, 750', Grade III <text:s text:c="2"/>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WY : Wind River Range : ... : Warbonnet Peak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00:09:03.960483470</meta:creation-date>
    <dc:date>2015-02-18T00:12:56.061408171</dc:date>
    <meta:editing-duration>PT3M53S</meta:editing-duration>
    <meta:editing-cycles>1</meta:editing-cycles>
    <meta:document-statistic meta:table-count="1" meta:cell-count="1293" meta:object-count="0"/>
    <meta:generator>LibreOffice/4.3.3.2$Linux_X86_64 LibreOffice_project/430m0$Build-2</meta:generator>
  </office:meta>
</office:document-meta>
</file>